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7" style:family="table-row">
      <style:table-row-properties style:min-row-height="1.205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7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24pt" fo:language="ru" fo:country="RU" fo:font-weight="bold" officeooo:rsid="0019e290" officeooo:paragraph-rsid="0019e290" style:font-name-asian="Times New Roman2" style:font-size-asian="24pt" style:language-asian="ru" style:country-asian="RU" style:font-weight-asian="bold" style:font-name-complex="Times New Roman2" style:font-size-complex="24pt"/>
    </style:style>
    <style:style style:name="P19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22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3" style:family="paragraph" style:parent-style-name="Heading_20_1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24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1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2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2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28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29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1" fo:font-size="14pt" fo:language="en" fo:country="US" fo:font-weight="normal" officeooo:rsid="0036ab65" officeooo:paragraph-rsid="003936d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1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1" fo:font-size="14pt" fo:language="en" fo:country="US" fo:font-weight="normal" officeooo:rsid="0036ab65" officeooo:paragraph-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2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33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3936dd"/>
    </style:style>
    <style:style style:name="P34" style:family="paragraph" style:parent-style-name="List_20_Paragraph" style:list-style-name="L7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3936dd"/>
    </style:style>
    <style:style style:name="P35" style:family="paragraph" style:parent-style-name="List_20_Paragraph" style:list-style-name="L6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font-size="15pt" fo:font-weight="normal" officeooo:rsid="001b4fb0" officeooo:paragraph-rsid="003936dd" style:font-size-asian="13.1000003814697pt" style:font-weight-asian="normal" style:font-size-complex="15pt" style:font-weight-complex="normal"/>
    </style:style>
    <style:style style:name="P36" style:family="paragraph" style:parent-style-name="List_20_Paragraph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font-size="15pt" fo:font-weight="normal" officeooo:rsid="001b4fb0" officeooo:paragraph-rsid="003936dd" style:font-size-asian="13.1000003814697pt" style:font-weight-asian="normal" style:font-size-complex="15pt" style:font-weight-complex="normal"/>
    </style:style>
    <style:style style:name="P37" style:family="paragraph" style:parent-style-name="List_20_Paragraph" style:list-style-name="L7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font-size="15pt" fo:font-weight="normal" officeooo:rsid="003936dd" officeooo:paragraph-rsid="003936dd" style:font-size-asian="13.1000003814697pt" style:font-weight-asian="normal" style:font-size-complex="15pt" style:font-weight-complex="normal"/>
    </style:style>
    <style:style style:name="P38" style:family="paragraph" style:parent-style-name="List_20_Paragraph" style:list-style-name="L7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font-size="15pt" fo:font-weight="normal" officeooo:rsid="0039c2ef" officeooo:paragraph-rsid="0039c2ef" style:font-size-asian="13.1000003814697pt" style:font-weight-asian="normal" style:font-size-complex="15pt" style:font-weight-complex="normal"/>
    </style:style>
    <style:style style:name="P39" style:family="paragraph" style:parent-style-name="List_20_Paragraph" style:list-style-name="L3">
      <style:paragraph-properties fo:margin-top="0.423cm" fo:margin-bottom="0cm" style:contextual-spacing="true" fo:text-align="start" style:justify-single-word="false"/>
      <style:text-properties fo:color="#000000" loext:opacity="100%" style:font-name="Times New Roman1" fo:font-size="14pt" fo:language="ru" fo:country="RU" fo:font-weight="normal" officeooo:rsid="0019e290" officeooo:paragraph-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0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1" fo:font-size="14pt" fo:language="ru" fo:country="RU" fo:font-weight="normal" officeooo:rsid="00466923" officeooo:paragraph-rsid="0046692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19e290" officeooo:paragraph-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fo:font-style="italic" fo:font-weight="bold" officeooo:rsid="002817ca" officeooo:paragraph-rsid="003b5443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43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3b8d4c" officeooo:paragraph-rsid="003b8d4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4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3bc835" officeooo:paragraph-rsid="003bc835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5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bf4f0" officeooo:paragraph-rsid="003bf4f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6" style:family="paragraph" style:parent-style-name="List_20_Paragraph">
      <style:paragraph-properties fo:margin-left="0.635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1c13df" officeooo:paragraph-rsid="001c13d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5pt" fo:font-weight="normal" officeooo:rsid="0039c2ef" officeooo:paragraph-rsid="0039c2ef" style:font-size-asian="13.1000003814697pt" style:font-weight-asian="normal" style:font-size-complex="15pt" style:font-weight-complex="normal"/>
    </style:style>
    <style:style style:name="P48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5pt" fo:font-weight="bold" officeooo:rsid="003936dd" officeooo:paragraph-rsid="003936dd" style:font-size-asian="13.1000003814697pt" style:font-weight-asian="bold" style:font-size-complex="15pt" style:font-weight-complex="bold"/>
    </style:style>
    <style:style style:name="P49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50" style:family="paragraph" style:parent-style-name="List_20_Paragraph" style:list-style-name="L7" style:master-page-name="">
      <loext:graphic-properties draw:fill="none"/>
      <style:paragraph-properties fo:margin-left="0.7cm" fo:margin-right="0cm" fo:margin-top="0.423cm" fo:margin-bottom="0cm" style:contextual-spacing="true" fo:line-height="115%" fo:text-align="start" style:justify-single-word="false" fo:orphans="2" fo:widows="2" fo:text-indent="-0.199cm" style:auto-text-indent="false" style:page-number="auto" fo:background-color="transparent" style:writing-mode="lr-tb"/>
      <style:text-properties fo:font-size="15pt" fo:font-weight="normal" officeooo:rsid="0039c2ef" officeooo:paragraph-rsid="0039c2ef" style:font-size-asian="13.1000003814697pt" style:font-weight-asian="normal" style:font-size-complex="15pt" style:font-weight-complex="normal"/>
    </style:style>
    <style:style style:name="P51" style:family="paragraph" style:parent-style-name="List_20_Paragraph" style:list-style-name="L1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5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46c030" officeooo:paragraph-rsid="0046c03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47fe90" officeooo:paragraph-rsid="0047fe9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47fe90" officeooo:paragraph-rsid="004b51d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2f9743" officeooo:paragraph-rsid="00352741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2f9743" officeooo:paragraph-rsid="0032fd3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8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2f9743" officeooo:paragraph-rsid="0047fe9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9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2f9743" officeooo:paragraph-rsid="0048fc0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48fc02" officeooo:paragraph-rsid="0048fc0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5e218"/>
    </style:style>
    <style:style style:name="P62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5e218"/>
    </style:style>
    <style:style style:name="P63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4b3a"/>
    </style:style>
    <style:style style:name="P64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65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style:font-name="Times New Roman1" fo:font-size="14pt" fo:language="en" fo:country="US" officeooo:rsid="0032fd33" officeooo:paragraph-rsid="00466923" style:font-size-asian="14pt" style:font-size-complex="14pt"/>
    </style:style>
    <style:style style:name="P66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66923"/>
    </style:style>
    <style:style style:name="P67" style:family="paragraph" style:parent-style-name="Preformatted_20_Text">
      <style:paragraph-properties fo:text-align="center" style:justify-single-word="false"/>
      <style:text-properties fo:color="#000000" loext:opacity="100%" style:font-name="Times New Roman1" fo:font-size="14pt" style:font-size-asian="14pt" style:font-size-complex="14pt"/>
    </style:style>
    <style:style style:name="P68" style:family="paragraph" style:parent-style-name="Preformatted_20_Text">
      <style:paragraph-properties fo:margin-left="0cm" fo:margin-right="0cm" fo:margin-top="0cm" fo:margin-bottom="0cm" style:contextual-spacing="true" fo:text-indent="0cm" style:auto-text-indent="false"/>
      <style:text-properties fo:color="#000000" loext:opacity="100%" style:font-name="Consolas" fo:font-size="14pt" style:font-size-asian="14pt" style:font-size-complex="14pt"/>
    </style:style>
    <style:style style:name="P69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1c13df" officeooo:paragraph-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Preformatted_20_Text" style:list-style-name="L8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1c13df" officeooo:paragraph-rsid="004097e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2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3ee9b8" officeooo:paragraph-rsid="003ee9b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3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428789" officeooo:paragraph-rsid="0042878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bold" officeooo:rsid="001c13df" officeooo:paragraph-rsid="003d868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75" style:family="paragraph" style:parent-style-name="Preformatted_20_Text">
      <style:paragraph-properties fo:margin-left="0cm" fo:margin-right="0cm" fo:margin-top="0cm" fo:margin-bottom="0cm" style:contextual-spacing="true" fo:text-indent="0cm" style:auto-text-indent="false"/>
      <style:text-properties fo:color="#000000" loext:opacity="100%" style:font-name="Consolas" fo:font-size="14pt" fo:font-weight="bold" officeooo:paragraph-rsid="003ee9b8" style:font-size-asian="14pt" style:font-weight-asian="bold" style:font-size-complex="14pt" style:font-weight-complex="bold"/>
    </style:style>
    <style:style style:name="P76" style:family="paragraph" style:parent-style-name="Preformatted_20_Text">
      <style:paragraph-properties fo:margin-left="0cm" fo:margin-right="0cm" fo:margin-top="0cm" fo:margin-bottom="0cm" style:contextual-spacing="true" fo:text-indent="0cm" style:auto-text-indent="false"/>
      <style:text-properties fo:color="#000000" loext:opacity="100%" style:font-name="Consolas" fo:font-size="14pt" fo:font-weight="bold" officeooo:paragraph-rsid="003d868e" style:font-size-asian="14pt" style:font-weight-asian="bold" style:font-size-complex="14pt" style:font-weight-complex="bold"/>
    </style:style>
    <style:style style:name="P77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d868e" officeooo:paragraph-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8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ee9b8" officeooo:paragraph-rsid="003ee9b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9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ee9b8" officeooo:paragraph-rsid="004097e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0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en" fo:country="US" fo:font-weight="normal" officeooo:rsid="003ee9b8" officeooo:paragraph-rsid="003ee9b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1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1" officeooo:paragraph-rsid="003d868e"/>
    </style:style>
    <style:style style:name="P82" style:family="paragraph" style:parent-style-name="Preformatted_20_Text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83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normal" officeooo:rsid="001c13df" officeooo:paragraph-rsid="001c13d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4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Consolas" fo:font-size="14pt" fo:language="ru" fo:country="RU" fo:font-weight="bold" officeooo:rsid="001c13df" officeooo:paragraph-rsid="001c13df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d868e" officeooo:paragraph-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6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en" fo:country="US" fo:font-weight="normal" officeooo:rsid="003ee9b8" officeooo:paragraph-rsid="003ee9b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fo:font-weight="normal" officeooo:rsid="003d868e" officeooo:paragraph-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88" style:family="paragraph" style:parent-style-name="Preformatted_20_Text" style:list-style-name="L8">
      <style:paragraph-properties fo:margin-top="0cm" fo:margin-bottom="0cm" style:contextual-spacing="true"/>
      <style:text-properties fo:color="#000000" loext:opacity="100%" style:font-name="Consolas" fo:font-size="14pt" fo:font-weight="bold" officeooo:paragraph-rsid="004097e6" style:font-size-asian="14pt" style:font-weight-asian="bold" style:font-size-complex="14pt" style:font-weight-complex="bold"/>
    </style:style>
    <style:style style:name="P89" style:family="paragraph" style:parent-style-name="Preformatted_20_Text" style:list-style-name="L10">
      <style:paragraph-properties fo:margin-top="0cm" fo:margin-bottom="0cm" style:contextual-spacing="true"/>
      <style:text-properties fo:color="#000000" loext:opacity="100%" style:font-name="Consolas" fo:font-size="14pt" fo:font-weight="bold" officeooo:paragraph-rsid="00428789" style:font-size-asian="14pt" style:font-weight-asian="bold" style:font-size-complex="14pt" style:font-weight-complex="bold"/>
    </style:style>
    <style:style style:name="P90" style:family="paragraph" style:parent-style-name="Preformatted_20_Text" style:list-style-name="L9">
      <style:paragraph-properties fo:margin-top="0cm" fo:margin-bottom="0cm" style:contextual-spacing="true"/>
      <style:text-properties fo:color="#000000" loext:opacity="100%" style:font-name="Consolas" fo:font-size="14pt" fo:language="ru" fo:country="RU" fo:font-weight="bold" officeooo:rsid="001c13df" officeooo:paragraph-rsid="004097e6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1" style:family="paragraph" style:parent-style-name="Preformatted_20_Text" style:list-style-name="L10">
      <style:paragraph-properties fo:margin-top="0cm" fo:margin-bottom="0cm" style:contextual-spacing="true" fo:text-align="start" style:justify-single-word="false"/>
      <style:text-properties fo:color="#000000" loext:opacity="100%" style:font-name="Consolas" fo:font-size="14pt" fo:language="ru" fo:country="RU" fo:font-weight="bold" officeooo:rsid="00428789" officeooo:paragraph-rsid="0042878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2" style:family="paragraph" style:parent-style-name="Preformatted_20_Text">
      <style:paragraph-properties fo:margin-top="0cm" fo:margin-bottom="0cm" style:contextual-spacing="true" fo:text-align="start" style:justify-single-word="false"/>
      <style:text-properties fo:color="#000000" loext:opacity="100%" style:font-name="Consolas" fo:font-size="14pt" fo:language="ru" fo:country="RU" fo:font-weight="bold" officeooo:rsid="00428789" officeooo:paragraph-rsid="0042878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3" style:family="paragraph" style:parent-style-name="Preformatted_20_Text" style:list-style-name="L11">
      <style:paragraph-properties fo:margin-top="0cm" fo:margin-bottom="0cm" style:contextual-spacing="true" fo:text-align="start" style:justify-single-word="false"/>
      <style:text-properties fo:color="#000000" loext:opacity="100%" style:font-name="Consolas" fo:font-size="14pt" fo:language="ru" fo:country="RU" fo:font-weight="bold" officeooo:rsid="00428789" officeooo:paragraph-rsid="0042878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4" style:family="paragraph" style:parent-style-name="Preformatted_20_Text" style:list-style-name="L8">
      <style:paragraph-properties fo:margin-top="0cm" fo:margin-bottom="0cm" style:contextual-spacing="true"/>
      <style:text-properties officeooo:paragraph-rsid="004097e6"/>
    </style:style>
    <style:style style:name="P95" style:family="paragraph" style:parent-style-name="Preformatted_20_Text" style:list-style-name="L8">
      <style:paragraph-properties fo:margin-top="0cm" fo:margin-bottom="0cm" style:contextual-spacing="true" fo:text-align="start" style:justify-single-word="false"/>
      <style:text-properties officeooo:paragraph-rsid="004097e6"/>
    </style:style>
    <style:style style:name="P96" style:family="paragraph" style:parent-style-name="Preformatted_20_Text">
      <style:paragraph-properties fo:margin-top="0cm" fo:margin-bottom="0cm" style:contextual-spacing="true" fo:text-align="start" style:justify-single-word="false"/>
      <style:text-properties officeooo:paragraph-rsid="004097e6"/>
    </style:style>
    <style:style style:name="P9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36ab65"/>
    </style:style>
    <style:style style:name="P98" style:family="paragraph" style:parent-style-name="Standard" style:list-style-name="L8">
      <style:paragraph-properties fo:margin-top="0cm" fo:margin-bottom="0cm" style:contextual-spacing="true"/>
      <style:text-properties fo:color="#000000" loext:opacity="100%" style:font-name="Consolas" fo:font-size="14pt" fo:font-weight="bold" officeooo:paragraph-rsid="004097e6" style:font-size-asian="14pt" style:font-weight-asian="bold" style:font-size-complex="14pt" style:font-weight-complex="bold"/>
    </style:style>
    <style:style style:name="P99" style:family="paragraph" style:parent-style-name="Standard" style:list-style-name="L9">
      <style:paragraph-properties fo:margin-top="0cm" fo:margin-bottom="0cm" style:contextual-spacing="true"/>
      <style:text-properties fo:color="#000000" loext:opacity="100%" style:font-name="Consolas" fo:font-size="14pt" fo:font-weight="bold" officeooo:paragraph-rsid="004097e6" style:font-size-asian="14pt" style:font-weight-asian="bold" style:font-size-complex="14pt" style:font-weight-complex="bold"/>
    </style:style>
    <style:style style:name="P100" style:family="paragraph" style:parent-style-name="Standard" style:list-style-name="L10">
      <style:paragraph-properties fo:margin-top="0cm" fo:margin-bottom="0cm" style:contextual-spacing="true"/>
      <style:text-properties fo:color="#000000" loext:opacity="100%" style:font-name="Consolas" fo:font-size="14pt" fo:font-weight="bold" officeooo:paragraph-rsid="00428789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c030" officeooo:paragraph-rsid="0046c030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7fe90" officeooo:paragraph-rsid="0047fe90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7fe90" officeooo:paragraph-rsid="0048fc02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8fc02" officeooo:paragraph-rsid="0048fc02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95f9e" officeooo:paragraph-rsid="00495f9e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b51d0" officeooo:paragraph-rsid="004b51d0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2fd33" officeooo:paragraph-rsid="0047fe90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466923" officeooo:paragraph-rsid="00466923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46c030" officeooo:paragraph-rsid="0046c030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4pt" officeooo:paragraph-rsid="0046c030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en" fo:country="US" officeooo:rsid="00466923" officeooo:paragraph-rsid="00466923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116" style:family="paragraph" style:parent-style-name="Table_20_Contents">
      <style:paragraph-properties fo:text-align="center" style:justify-single-word="false"/>
      <style:text-properties officeooo:paragraph-rsid="0047fe90"/>
    </style:style>
    <style:style style:name="P117" style:family="paragraph" style:parent-style-name="Table_20_Contents">
      <style:paragraph-properties fo:text-align="center" style:justify-single-word="false"/>
      <style:text-properties officeooo:paragraph-rsid="004b51d0"/>
    </style:style>
    <style:style style:name="P118" style:family="paragraph" style:parent-style-name="Table_20_Contents">
      <style:paragraph-properties fo:text-align="center" style:justify-single-word="false"/>
      <style:text-properties officeooo:paragraph-rsid="00495f9e"/>
    </style:style>
    <style:style style:name="P119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fo:language="ru" fo:country="RU" fo:font-weight="normal" officeooo:rsid="0047fe90" officeooo:paragraph-rsid="00495f9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officeooo:rsid="00466923" style:font-size-asian="14pt" style:font-size-complex="14pt"/>
    </style:style>
    <style:style style:name="T9" style:family="text">
      <style:text-properties style:font-name="Times New Roman1" fo:font-size="14pt" fo:language="ru" fo:country="RU" officeooo:rsid="0047fe90" style:font-size-asian="14pt" style:font-size-complex="14pt"/>
    </style:style>
    <style:style style:name="T10" style:family="text">
      <style:text-properties style:font-name="Times New Roman1" fo:font-size="14pt" fo:language="ru" fo:country="RU" officeooo:rsid="00495f9e" style:font-size-asian="14pt" style:font-size-complex="14pt"/>
    </style:style>
    <style:style style:name="T11" style:family="text">
      <style:text-properties style:font-name="Times New Roman1" fo:font-size="14pt" fo:language="ru" fo:country="RU" officeooo:rsid="004b51d0" style:font-size-asian="14pt" style:font-size-complex="14pt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1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15" style:family="text">
      <style:text-properties fo:color="#000000" loext:opacity="100%" style:font-name="Times New Roman1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6" style:family="text">
      <style:text-properties fo:color="#000000" loext:opacity="100%" style:font-name="Times New Roman1" fo:font-size="14pt" fo:language="ru" fo:country="RU" officeooo:rsid="0019e290" style:font-name-asian="Times New Roman2" style:font-size-asian="12.25pt" style:language-asian="ru" style:country-asian="RU" style:font-name-complex="Times New Roman2" style:font-size-complex="14pt"/>
    </style:style>
    <style:style style:name="T17" style:family="text">
      <style:text-properties fo:color="#000000" loext:opacity="100%" style:font-name="Times New Roman1" fo:font-size="14pt" fo:language="ru" fo:country="RU" fo:font-weight="normal" officeooo: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8" style:family="text">
      <style:text-properties fo:color="#000000" loext:opacity="100%" style:font-name="Times New Roman1" fo:font-size="14pt" fo:language="ru" fo:country="RU" fo:font-weight="normal" officeooo:rsid="003876b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fo:color="#000000" loext:opacity="100%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fo:color="#000000" loext:opacity="100%" style:font-name="Times New Roman1" fo:font-size="14pt" fo:language="ru" fo:country="RU" fo:font-weight="normal" officeooo:rsid="00464b3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loext:opacity="100%" style:font-name="Times New Roman1" fo:font-size="14pt" fo:language="ru" fo:country="RU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loext:opacity="100%" style:font-name="Times New Roman1" fo:font-size="14pt" fo:language="en" fo:country="US" fo:font-weight="normal" officeooo: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000000" loext:opacity="100%" style:font-name="Times New Roman1" fo:font-size="14pt" fo:language="en" fo:country="US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color="#000000" loext:opacity="100%" style:font-name="Times New Roman1" fo:font-size="14pt" fo:language="en" fo:country="US" fo:font-weight="normal" officeooo:rsid="00464b3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loext:opacity="100%" style:font-name="Times New Roman1" fo:font-size="14pt" fo:language="en" fo:country="US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loext:opacity="100%" style:font-name="Times New Roman1" fo:font-size="14pt" fo:language="en" fo:country="US" fo:font-weight="bold" officeooo:rsid="0036ab65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27" style:family="text">
      <style:text-properties fo:color="#000000" loext:opacity="100%" style:font-name="Times New Roman1" fo:language="ru" fo:country="RU" fo:font-weight="bold" style:font-name-asian="Times New Roman2" style:language-asian="ru" style:country-asian="RU" style:font-weight-asian="bold" style:font-name-complex="Times New Roman2"/>
    </style:style>
    <style:style style:name="T28" style:family="text">
      <style:text-properties fo:color="#000000" loext:opacity="100%" style:font-name="Times New Roman1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29" style:family="text">
      <style:text-properties fo:color="#000000" loext:opacity="100%" style:font-name="Times New Roman1" fo:language="ru" fo:country="RU" style:font-name-asian="Times New Roman2" style:language-asian="ru" style:country-asian="RU" style:font-name-complex="Times New Roman2"/>
    </style:style>
    <style:style style:name="T30" style:family="text">
      <style:text-properties fo:color="#000000" loext:opacity="100%" style:font-name="Times New Roman1" fo:language="ru" fo:country="RU" officeooo:rsid="001b4fb0" style:font-name-asian="Times New Roman2" style:language-asian="ru" style:country-asian="RU" style:font-name-complex="Times New Roman2"/>
    </style:style>
    <style:style style:name="T31" style:family="text">
      <style:text-properties fo:color="#000000" loext:opacity="100%" style:font-name="Times New Roman1" fo:language="ru" fo:country="RU" officeooo:rsid="003936dd" style:font-name-asian="Times New Roman2" style:language-asian="ru" style:country-asian="RU" style:font-name-complex="Times New Roman2"/>
    </style:style>
    <style:style style:name="T32" style:family="text">
      <style:text-properties fo:color="#000000" loext:opacity="100%" style:font-name="Times New Roman1" fo:language="en" fo:country="US" style:font-name-asian="Times New Roman2" style:language-asian="ru" style:country-asian="RU" style:font-name-complex="Times New Roman2"/>
    </style:style>
    <style:style style:name="T33" style:family="text">
      <style:text-properties fo:color="#000000" loext:opacity="100%" style:font-name="Times New Roman1" fo:font-size="15pt" fo:language="ru" fo:country="RU" fo:font-weight="normal" officeooo:rsid="003936dd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T34" style:family="text">
      <style:text-properties fo:color="#000000" loext:opacity="100%" fo:language="ru" fo:country="RU" fo:font-weight="normal" officeooo:rsid="002f9743" style:font-name-asian="Times New Roman2" style:language-asian="ru" style:country-asian="RU" style:font-weight-asian="normal" style:font-name-complex="Times New Roman2" style:font-weight-complex="normal"/>
    </style:style>
    <style:style style:name="T35" style:family="text">
      <style:text-properties fo:color="#000000" loext:opacity="100%" fo:font-size="14pt" fo:language="ru" fo:country="RU" fo:font-weight="normal" officeooo: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fo:color="#000000" loext:opacity="100%" fo:font-size="14pt" fo:language="ru" fo:country="RU" fo:font-weight="normal" officeooo:rsid="001c13d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7" style:family="text">
      <style:text-properties fo:color="#000000" loext:opacity="100%" fo:font-size="14pt" fo:language="en" fo:country="US" fo:font-weight="normal" officeooo:rsid="003d868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fo:color="#000000" loext:opacity="100%" style:font-name="Consolas" fo:font-size="14pt" fo:language="ru" fo:country="RU" fo:font-weight="bold" officeooo:rsid="003ee9b8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9" style:family="text">
      <style:text-properties fo:color="#000000" loext:opacity="100%" style:font-name="Consolas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Times New Roman1" fo:font-size="14pt" fo:language="ru" fo:country="RU" fo:font-weight="normal" officeooo:rsid="004097e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2" style:family="text">
      <style:text-properties fo:color="#000000" loext:opacity="100%" style:font-name="Times New Roman1" fo:font-size="14pt" fo:language="en" fo:country="US" fo:font-weight="normal" officeooo:rsid="004097e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3936dd"/>
    </style:style>
    <style:style style:name="T45" style:family="text">
      <style:text-properties fo:language="ru" fo:country="RU" officeooo:rsid="004097e6"/>
    </style:style>
    <style:style style:name="T46" style:family="text">
      <style:text-properties fo:language="ru" fo:country="RU" officeooo:rsid="0047fe90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weight="bold" officeooo:rsid="003ee9b8"/>
    </style:style>
    <style:style style:name="T49" style:family="text">
      <style:text-properties fo:language="en" fo:country="US" officeooo:rsid="0046c030"/>
    </style:style>
    <style:style style:name="T50" style:family="text">
      <style:text-properties fo:language="en" fo:country="US" officeooo:rsid="0047fe90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3bf4f0"/>
    </style:style>
    <style:style style:name="T54" style:family="text">
      <style:text-properties fo:font-style="italic"/>
    </style:style>
    <style:style style:name="T55" style:family="text">
      <style:text-properties style:font-name-asian="Times New Roman2" style:language-asian="ru" style:country-asian="RU" style:font-name-complex="Times New Roman2"/>
    </style:style>
    <style:style style:name="T56" style:family="text">
      <style:text-properties style:font-name="Consolas"/>
    </style:style>
    <style:style style:name="T57" style:family="text">
      <style:text-properties style:font-name="Times New Roman1" fo:language="ru" fo:country="RU" fo:font-weight="normal" officeooo:rsid="003ee9b8" style:font-weight-asian="normal" style:font-weight-complex="normal"/>
    </style:style>
    <style:style style:name="T58" style:family="text">
      <style:text-properties style:font-name="Times New Roman1" fo:language="ru" fo:country="RU" fo:font-weight="normal" officeooo:rsid="004097e6" style:font-weight-asian="normal" style:font-weight-complex="normal"/>
    </style:style>
    <style:style style:name="T59" style:family="text">
      <style:text-properties style:font-name="Times New Roman1" fo:language="ru" fo:country="RU" fo:font-weight="normal" officeooo:rsid="00428789" style:font-weight-asian="normal" style:font-weight-complex="normal"/>
    </style:style>
    <style:style style:name="T60" style:family="text">
      <style:text-properties style:font-name="Times New Roman1" fo:language="ru" fo:country="RU" fo:font-weight="normal" officeooo:rsid="00441d91" style:font-weight-asian="normal" style:font-weight-complex="normal"/>
    </style:style>
    <style:style style:name="T61" style:family="text">
      <style:text-properties style:font-name="Times New Roman1" fo:font-weight="normal" style:font-weight-asian="normal" style:font-weight-complex="normal"/>
    </style:style>
    <style:style style:name="T62" style:family="text">
      <style:text-properties style:font-name="Times New Roman1" fo:font-weight="normal" officeooo:rsid="004097e6" style:font-weight-asian="normal" style:font-weight-complex="normal"/>
    </style:style>
    <style:style style:name="T63" style:family="text">
      <style:text-properties style:font-name="Times New Roman1" fo:font-weight="normal" officeooo:rsid="00441d91" style:font-weight-asian="normal" style:font-weight-complex="normal"/>
    </style:style>
    <style:style style:name="T64" style:family="text">
      <style:text-properties style:font-name="Times New Roman1" fo:language="en" fo:country="US" fo:font-weight="normal" style:font-weight-asian="normal" style:font-weight-complex="normal"/>
    </style:style>
    <style:style style:name="T65" style:family="text">
      <style:text-properties style:font-name="Times New Roman1" officeooo:rsid="004097e6"/>
    </style:style>
    <style:style style:name="T66" style:family="text">
      <style:text-properties officeooo:rsid="001c13df"/>
    </style:style>
    <style:style style:name="T67" style:family="text">
      <style:text-properties officeooo:rsid="0047fe90"/>
    </style:style>
    <style:style style:name="T68" style:family="text">
      <style:text-properties officeooo:rsid="004b51d0"/>
    </style:style>
    <style:style style:name="T69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96cm" fo:text-indent="-0.635cm" fo:margin-left="8.39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2cm" fo:text-indent="-0.635cm" fo:margin-left="6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2cm" fo:text-indent="-0.635cm" fo:margin-left="8.08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5"/>
      <text:p text:style-name="P16"/>
      <text:p text:style-name="P13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97"><text:span text:style-name="T12">ОТЧЕТ ПО </text:span><text:span text:style-name="T13">ЛАБОРАТОРНОЙ РАБОТЕ №1 </text:span></text:p>
      <text:p text:style-name="P97"><text:span text:style-name="T13">«ЗАПИСИ С ВАРИАНТАМИ, ОБРАБОТКА ТАБЛИЦ» </text:span></text:p>
      <text:p text:style-name="P9"/>
      <text:p text:style-name="P9"/>
      <text:p text:style-name="P13"><text:span text:style-name="T3">Студент<text:tab/><text:tab/><text:tab/></text:span><text:span text:style-name="T4">Козлова Ирина Васильевна</text:span></text:p>
      <text:p text:style-name="P10"/>
      <text:p text:style-name="P13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8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/>
      <text:p text:style-name="P11"/>
      <text:p text:style-name="P14"><text:span text:style-name="T5">20</text:span><text:span text:style-name="T6">20</text:span><text:span text:style-name="T5"> <text:s text:c="4"/></text:span><text:span text:style-name="T7">г.</text:span></text:p>
      <text:list xml:id="list2643757168" text:style-name="WWNum2">
        <text:list-header>
          <text:p text:style-name="P24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"><text:a xlink:type="simple" xlink:href="#__RefHeading___Toc1493_1224043242" text:style-name="Index_20_Link" text:visited-style-name="Index_20_Link">Описание условия задачи<text:tab/>3</text:a></text:p>
          <text:p text:style-name="P20"><text:a xlink:type="simple" xlink:href="#__RefHeading___Toc1495_1224043242" text:style-name="Index_20_Link" text:visited-style-name="Index_20_Link">Описание технического задания<text:tab/>3</text:a></text:p>
          <text:p text:style-name="P20"><text:a xlink:type="simple" xlink:href="#__RefHeading___Toc1497_1224043242" text:style-name="Index_20_Link" text:visited-style-name="Index_20_Link">Описание структуры данных<text:tab/>4</text:a></text:p>
          <text:p text:style-name="P20"><text:a xlink:type="simple" xlink:href="#__RefHeading___Toc1499_1224043242" text:style-name="Index_20_Link" text:visited-style-name="Index_20_Link">Описание алгоритма<text:tab/>5</text:a></text:p>
          <text:p text:style-name="P20"><text:a xlink:type="simple" xlink:href="#__RefHeading___Toc1501_1224043242" text:style-name="Index_20_Link" text:visited-style-name="Index_20_Link">Набор тестов<text:tab/>5</text:a></text:p>
          <text:p text:style-name="P20"><text:a xlink:type="simple" xlink:href="#__RefHeading___Toc1503_1224043242" text:style-name="Index_20_Link" text:visited-style-name="Index_20_Link">Ответы на контрольные вопросы<text:tab/>7</text:a></text:p>
          <text:p text:style-name="P20"><text:a xlink:type="simple" xlink:href="#__RefHeading___Toc1505_1224043242" text:style-name="Index_20_Link" text:visited-style-name="Index_20_Link">Вывод<text:tab/>8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9" text:outline-level="1"><text:bookmark-start text:name="__RefHeading___Toc1493_1224043242"/><text:soft-page-break/>Описание условия задачи<text:bookmark-end text:name="__RefHeading___Toc1493_1224043242"/></text:h>
      <text:p text:style-name="P41">Создать таблицу, содержащую не менее 40-ка записей (тип – запись с вариантами). Упорядочить данные в ней по возрастанию ключей, где ключ – любое невариантное поле (по выбору программиста), используя:</text:p>
      <text:list xml:id="list2021265977" text:style-name="L3">
        <text:list-item>
          <text:p text:style-name="P39">саму таблицу </text:p>
        </text:list-item>
        <text:list-item>
          <text:p text:style-name="P39">массив ключей </text:p>
        </text:list-item>
      </text:list>
      <text:p text:style-name="P41">(возможность добавления и удаления записей в ручном режиме обязательна). </text:p>
      <text:p text:style-name="P41"/>
      <text:p text:style-name="P41">Ввести список квартир, содержащий адрес, общую площадь, количество комнат, стоимость квадратного метра, первичное жилье или нет (первичное – с отделкой или без нее; вторичное – время постройки, количество предыдущих собственников, количество последних жильцов, были ли животные). Найти все вторичное 2-х комнатное жилье в указанном ценовом диапазоне без животных. </text:p>
      <text:h text:style-name="P19" text:outline-level="1"><text:bookmark-start text:name="__RefHeading___Toc1495_1224043242"/>Описание технического задания<text:bookmark-end text:name="__RefHeading___Toc1495_1224043242"/></text:h>
      <text:list xml:id="list3269165026" text:style-name="L1">
        <text:list-header>
          <text:p text:style-name="P25">Входные данные:</text:p>
        </text:list-header>
        <text:list-item>
          <text:p text:style-name="P32"><text:span text:style-name="T26"><text:s/>Файл с данными: </text:span><text:span text:style-name="T22">текстовый файл формата</text:span><text:span text:style-name="T22"> </text:span><text:span text:style-name="T22">T</text:span><text:span text:style-name="T22">XT</text:span><text:span text:style-name="T22">. Разделителем в файле является символ </text:span><text:span text:style-name="T18">пробел</text:span><text:span text:style-name="T22"> “ ”. Каждая новая запись таблицы в обязательном порядке должна находиться на новой строке. </text:span></text:p>
        </text:list-item>
        <text:list-item>
          <text:p text:style-name="P31"><text:span text:style-name="T52">Целое число, представляющее собой номер команды</text:span>: целое число в диапазоне от 0 до <text:span text:style-name="T44">10</text:span>. </text:p>
        </text:list-item>
        <text:list-item>
          <text:p text:style-name="P30"><text:span text:style-name="T52">Дополнения к таблице</text:span>: </text:p>
        </text:list-item>
      </text:list>
      <text:list xml:id="list4029637392" text:style-name="L5">
        <text:list-item>
          <text:p text:style-name="P33"><text:span text:style-name="T22">строковое или целочисленное поле, в зависимости от вводимой информации. </text:span></text:p>
        </text:list-item>
      </text:list>
      <text:list xml:id="list21638479610690" text:continue-list="list3269165026" text:style-name="L1">
        <text:list-header>
          <text:p text:style-name="P26">Выходные данные:</text:p>
        </text:list-header>
      </text:list>
      <text:list xml:id="list3849702029" text:style-name="L6">
        <text:list-item>
          <text:p text:style-name="P35"><text:span text:style-name="T29">Полученная таблица (основная или таблица ключей) в отсортированном или неотсортированном виде (в зависимости от выполненной команды). </text:span></text:p>
        </text:list-item>
        <text:list-item>
          <text:p text:style-name="P35"><text:span text:style-name="T31">Х</text:span><text:span text:style-name="T29">арактеристика сравнения вариантов сортировки таблицы. </text:span></text:p>
        </text:list-item>
      </text:list>
      <text:p text:style-name="P36"><text:span text:style-name="T29"/></text:p>
      <text:p text:style-name="P48"><text:span text:style-name="T29">Функции программы:</text:span></text:p>
      <text:list xml:id="list2228530868" text:style-name="L7">
        <text:list-item>
          <text:p text:style-name="P37"><text:span text:style-name="T29">Загрузить таблицу из файла.</text:span></text:p>
        </text:list-item>
        <text:list-item>
          <text:p text:style-name="P34"><text:span text:style-name="T33">Добавить запись в конец таблицы.</text:span></text:p>
        </text:list-item>
        <text:list-item>
          <text:p text:style-name="P37"><text:span text:style-name="T29">Удалить запись из таблицы по количеству комнат.</text:span></text:p>
        </text:list-item>
        <text:list-item>
          <text:p text:style-name="P37"><text:soft-page-break/><text:span text:style-name="T29">Отсортировать таблицу ключей (выбор сортировки на выбор) и вывести ее на экран.</text:span></text:p>
        </text:list-item>
        <text:list-item>
          <text:p text:style-name="P37"><text:span text:style-name="T29">Отсортировать таблицу (выбор сортировки на выбор) и вывести таблицу на экран.</text:span></text:p>
        </text:list-item>
        <text:list-item>
          <text:p text:style-name="P37"><text:span text:style-name="T29">Отсортировать таблицу ключей и вывести исходную таблицу по отсортированной таблице ключей.</text:span></text:p>
        </text:list-item>
        <text:list-item>
          <text:p text:style-name="P37"><text:span text:style-name="T29">Сравнить время сортировки таблицы сортировками со сложностями </text:span><text:span text:style-name="T32">O(n^2) </text:span><text:span text:style-name="T29">и </text:span><text:span text:style-name="T32">O(n*log(n)) </text:span><text:span text:style-name="T29">и сравнение времени обычной сортировки и сортировки таблицы ключей.</text:span></text:p>
        </text:list-item>
        <text:list-item>
          <text:p text:style-name="P37"><text:span text:style-name="T29">Вывести <text:s/></text:span><text:span text:style-name="T16">все вторичное 2-х комнатное жилье в указанном ценовом диапазоне без животных.</text:span></text:p>
        </text:list-item>
        <text:list-item>
          <text:p text:style-name="P38"><text:span text:style-name="T16">В</text:span><text:span text:style-name="T14">ывести таблицу на экран.</text:span></text:p>
        </text:list-item>
        <text:list-item>
          <text:p text:style-name="P50"><text:span text:style-name="T14">Вызов помощи (меню).</text:span></text:p>
        </text:list-item>
      </text:list>
      <text:p text:style-name="P47"><text:span text:style-name="T14"/></text:p>
      <text:list xml:id="list21638940261140" text:continue-list="list21638479610690" text:style-name="L1">
        <text:list-header>
          <text:p text:style-name="P27"><text:span text:style-name="T27">Обращение к программе:</text:span><text:span text:style-name="T28"> </text:span></text:p>
          <text:p text:style-name="P28"><text:span text:style-name="T30">З</text:span><text:span text:style-name="T15">апускается через терминал.</text:span></text:p>
        </text:list-header>
      </text:list>
      <text:p text:style-name="P49"><text:span text:style-name="T15"/></text:p>
      <text:list xml:id="list21637812611145" text:continue-numbering="true" text:style-name="L1">
        <text:list-header>
          <text:p text:style-name="P29"><text:span text:style-name="T15">А</text:span><text:span text:style-name="T14">варийные ситуации:</text:span></text:p>
        </text:list-header>
      </text:list>
      <text:p text:style-name="P61"><text:span text:style-name="T19">1. Некорректный ввод номера команды.</text:span></text:p>
      <text:p text:style-name="P62"><text:span text:style-name="T19"><text:s text:c="4"/>На входе: число, большее чем 12 или меньшее, чем 0. </text:span></text:p>
      <text:p text:style-name="P62"><text:span text:style-name="T19"><text:s text:c="4"/>На выходе: сообщение «Invalid command entered, please re-enter!!!» </text:span></text:p>
      <text:p text:style-name="P66"><text:span text:style-name="T25">2</text:span><text:span text:style-name="T19">. Некорректный ввод номера команды.</text:span></text:p>
      <text:p text:style-name="P64"><text:span text:style-name="T19"><text:s text:c="4"/>На входе:</text:span><text:span text:style-name="T19"> </text:span><text:span text:style-name="T23">п</text:span><text:span text:style-name="T23">устой ввод.</text:span><text:span text:style-name="T19"> </text:span></text:p>
      <text:p text:style-name="P64"><text:span text:style-name="T19"><text:s text:c="4"/>На выходе: сообщение «Invalid command entered, please re-enter!!!» </text:span></text:p>
      <text:p text:style-name="P62"><text:span text:style-name="T21">3</text:span><text:span text:style-name="T19">. </text:span><text:span text:style-name="T20">Ф</text:span><text:span text:style-name="T19">айл пуст.</text:span></text:p>
      <text:p text:style-name="P62"><text:span text:style-name="T19"><text:s text:c="4"/>На входе: </text:span><text:span text:style-name="T20">пустой файл</text:span><text:span text:style-name="T19">. </text:span></text:p>
      <text:p text:style-name="P63"><text:span text:style-name="T19"><text:s text:c="4"/>На выходе: сообщение «File empry, please check your file!!!» </text:span></text:p>
      <text:p text:style-name="P62"><text:span text:style-name="T21">4</text:span><text:span text:style-name="T19">. Выполнение какой-либо команды до выгрузки файла.</text:span></text:p>
      <text:p text:style-name="P62"><text:span text:style-name="T19"><text:s text:c="4"/>На входе: целое число в диапазоне от 2 до </text:span><text:span text:style-name="T24">9</text:span><text:span text:style-name="T19"> (номер команды). </text:span></text:p>
      <text:p text:style-name="P62"><text:span text:style-name="T19"><text:s text:c="4"/>На выходе: сообщение «The table is empty.» </text:span></text:p>
      <text:p text:style-name="P62"><text:span text:style-name="T21">5</text:span><text:span text:style-name="T19">. Превышение количества записей в конечной таблице.</text:span></text:p>
      <text:p text:style-name="P62"><text:span text:style-name="T19"><text:s text:c="4"/>На входе: добавление новой записи при максимальном размере таблицы. </text:span></text:p>
      <text:p text:style-name="P63"><text:span text:style-name="T19"><text:s text:c="4"/>На выходе: сообщение «The table is completely filled in!» </text:span></text:p>
      <text:p text:style-name="P62"><text:span text:style-name="T21">6</text:span><text:span text:style-name="T19">. Неверный ввод строкового поля.</text:span></text:p>
      <text:p text:style-name="P62"><text:span text:style-name="T19"><text:s text:c="4"/>На входе: строка, содержащая некорректные строковые литералы. </text:span></text:p>
      <text:p text:style-name="P62"><text:span text:style-name="T19"><text:s text:c="4"/>На выходе: сообщение «Invalid </text:span><text:span text:style-name="T23">ci</text:span><text:span text:style-name="T24">t</text:span><text:span text:style-name="T23">y/</text:span><text:span text:style-name="T24">street</text:span><text:span text:style-name="T19"> entered!» </text:span></text:p>
      <text:p text:style-name="P64"><text:span text:style-name="T21">7</text:span><text:span text:style-name="T19">. Неверный ввод строкового поля.</text:span></text:p>
      <text:p text:style-name="P64"><text:soft-page-break/><text:span text:style-name="T19"><text:s text:c="4"/>На входе: </text:span><text:span text:style-name="T21">пустой ввод</text:span><text:span text:style-name="T19">. </text:span></text:p>
      <text:p text:style-name="P64"><text:span text:style-name="T19"><text:s text:c="4"/>На выходе: сообщение «Invalid </text:span><text:span text:style-name="T23">ci</text:span><text:span text:style-name="T24">t</text:span><text:span text:style-name="T23">y/</text:span><text:span text:style-name="T24">street</text:span><text:span text:style-name="T19"> entered!» </text:span></text:p>
      <text:p text:style-name="P62"><text:span text:style-name="T21">8.</text:span><text:span text:style-name="T19"> Ввод недопустимого признака поля.</text:span></text:p>
      <text:p text:style-name="P62"><text:span text:style-name="T19"><text:s text:c="4"/>На входе: целое число, отличающееся от обусловленных допустимых значений для поля. </text:span></text:p>
      <text:p text:style-name="P62"><text:span text:style-name="T19"><text:s text:c="4"/>На выходе: сообщение «Invalid attribute entered.» </text:span></text:p>
      <text:p text:style-name="P62"><text:span text:style-name="T19"/></text:p>
      <text:list xml:id="list21638985344719" text:continue-numbering="true" text:style-name="L1">
        <text:list-header>
          <text:p text:style-name="P51"/>
        </text:list-header>
      </text:list>
      <text:h text:style-name="P19" text:outline-level="1"><text:bookmark-start text:name="__RefHeading___Toc1497_1224043242"/>Описание структуры данных<text:bookmark-end text:name="__RefHeading___Toc1497_1224043242"/></text:h>
      <text:p text:style-name="P87"/>
      <text:p text:style-name="P87">Используемый именной тип данных <text:span text:style-name="T47">table_r </text:span>представляет собой структуру, определяющую таблицу целиком и содержащую одновременно массивы стуктр appartment_r appar[100<text:span text:style-name="T47">}, <text:s/>key_r key[100], </text:span>а так же размер таблицы, который находится в целочисленном поле func_var size. </text:p>
      <text:p text:style-name="P77"><text:span text:style-name="T56"/></text:p>
      <text:p text:style-name="P76">typedef struct table</text:p>
      <text:p text:style-name="P76">{</text:p>
      <text:p text:style-name="P76"><text:s text:c="4"/>appartment_r appar[100];</text:p>
      <text:p text:style-name="P76"><text:s text:c="4"/>key_r key[100];</text:p>
      <text:p text:style-name="P76"><text:s text:c="4"/>func_var size;</text:p>
      <text:p text:style-name="P74">} table_r;</text:p>
      <text:p text:style-name="P72"/>
      <text:p text:style-name="P77">Именной тип <text:span text:style-name="T47"><text:s/></text:span><text:span text:style-name="T66">appartment_r </text:span>представляет записи в таблицу, содержащей все сведения о книге:</text:p>
      <text:p text:style-name="P77"/>
      <text:p text:style-name="P76">typedef struct appartment</text:p>
      <text:p text:style-name="P76">{</text:p>
      <text:p text:style-name="P76"><text:s text:c="4"/>char address[101];</text:p>
      <text:p text:style-name="P76"><text:s text:c="4"/>func_var arrr;</text:p>
      <text:p text:style-name="P76"><text:s text:c="4"/>func_var room;</text:p>
      <text:p text:style-name="P76"><text:s text:c="4"/>int square;</text:p>
      <text:p text:style-name="P76"><text:s text:c="4"/>boolean is_prim_sec;</text:p>
      <text:p text:style-name="P76"><text:s text:c="4"/>prim_sec_r flat;</text:p>
      <text:p text:style-name="P74">} appartment_r;</text:p>
      <text:p text:style-name="P70"/>
      <text:p text:style-name="P79">Поля структуры:</text:p>
      <text:list xml:id="list671625296" text:style-name="L8">
        <text:list-item>
          <text:p text:style-name="P98"><text:soft-page-break/>char address[101] – <text:span text:style-name="T62">адрес</text:span><text:span text:style-name="T58"> квартиры, содержащий город, улицу, номер дома, и номер квартиры;</text:span></text:p>
        </text:list-item>
        <text:list-item>
          <text:p text:style-name="P88">func_var arrr —<text:span text:style-name="T45"> </text:span><text:span text:style-name="T58">площадь, которую занимает квартира;</text:span></text:p>
        </text:list-item>
        <text:list-item>
          <text:p text:style-name="P88">func_var room – <text:span text:style-name="T58">количество комнат в квартире;</text:span></text:p>
        </text:list-item>
        <text:list-item>
          <text:p text:style-name="P88">int square – <text:span text:style-name="T58">цена за метр квадратный;</text:span></text:p>
        </text:list-item>
        <text:list-item>
          <text:p text:style-name="P94"><text:span text:style-name="T39">boolean is_prim_sec -</text:span><text:span text:style-name="T40"> </text:span><text:span text:style-name="T41">признак первичности жилья (</text:span><text:span text:style-name="T42">true</text:span><text:span text:style-name="T41"> — первичное, </text:span><text:span text:style-name="T42">false</text:span><text:span text:style-name="T41"> — вторичное);</text:span></text:p>
        </text:list-item>
        <text:list-item>
          <text:p text:style-name="P95"><text:span text:style-name="T38">prim_sec_r flat — </text:span><text:span text:style-name="T41">вариативная часть, зависит от типа жилья;</text:span></text:p>
        </text:list-item>
      </text:list>
      <text:p text:style-name="P96"><text:span text:style-name="T41"/></text:p>
      <text:p text:style-name="P96"><text:span text:style-name="T41"/></text:p>
      <text:p text:style-name="P81"><text:span text:style-name="T35">Именной тип </text:span><text:span text:style-name="T37"><text:s/></text:span><text:span text:style-name="T36">key_r </text:span><text:span text:style-name="T35">представляет таблицу ключей:</text:span></text:p>
      <text:p text:style-name="P81"><text:span text:style-name="T35"/></text:p>
      <text:p text:style-name="P76">typedef struct keys</text:p>
      <text:p text:style-name="P76">{</text:p>
      <text:p text:style-name="P76"><text:s text:c="4"/>func_var room;</text:p>
      <text:p text:style-name="P76"><text:s text:c="4"/>func_var id;</text:p>
      <text:p text:style-name="P74">} key_r;</text:p>
      <text:p text:style-name="P70"/>
      <text:p text:style-name="P79">Поля структуры:</text:p>
      <text:list xml:id="list2159563529" text:style-name="L9">
        <text:list-item>
          <text:p text:style-name="P99">func_var room – <text:span text:style-name="T63">количество</text:span><text:span text:style-name="T60"> комнат</text:span></text:p>
        </text:list-item>
        <text:list-item>
          <text:p text:style-name="P90"><text:span text:style-name="T65"><text:s/>func_var id;</text:span></text:p>
        </text:list-item>
      </text:list>
      <text:list xml:id="list21638598731761" text:continue-list="list671625296" text:style-name="L8">
        <text:list-header>
          <text:p text:style-name="P71"><text:span text:style-name="T65"/></text:p>
        </text:list-header>
      </text:list>
      <text:p text:style-name="P77">Тип <text:s/><text:span text:style-name="T66">prim_sec_r </text:span>является вариантной частью: </text:p>
      <text:p text:style-name="P77"/>
      <text:p text:style-name="P76">typedef union prim_sec</text:p>
      <text:p text:style-name="P76">{</text:p>
      <text:p text:style-name="P76"><text:s text:c="4"/>primary_r primary;</text:p>
      <text:p text:style-name="P76"><text:s text:c="4"/>secondary_r second;</text:p>
      <text:p text:style-name="P74">} prim_sec_r;</text:p>
      <text:p text:style-name="P74"/>
      <text:p text:style-name="P78">В свою очередь primary_r и <text:s/>secondary_r являются именованными типами и отвечают за поля по типу жилья (первичное или вторичное):</text:p>
      <text:p text:style-name="P78"/>
      <text:p text:style-name="P76">typedef struct secondary</text:p>
      <text:p text:style-name="P76">{</text:p>
      <text:p text:style-name="P76"><text:s text:c="7"/>func_var build_time;</text:p>
      <text:p text:style-name="P76"><text:s text:c="7"/>func_var previous_own_count;</text:p>
      <text:p text:style-name="P76"><text:s text:c="7"/>func_var last_tenants_count;</text:p>
      <text:p text:style-name="P76"><text:s text:c="7"/>boolean animals;</text:p>
      <text:p text:style-name="P74"><text:soft-page-break/>} secondary_r;</text:p>
      <text:p text:style-name="P70"/>
      <text:p text:style-name="P73">Поля структуры:</text:p>
      <text:list xml:id="list1156751706" text:style-name="L10">
        <text:list-item>
          <text:p text:style-name="P100">func_var build_time – <text:span text:style-name="T59">время постройки;</text:span></text:p>
        </text:list-item>
        <text:list-item>
          <text:p text:style-name="P89">func_var previous_own_count – <text:span text:style-name="T59">количество последних жильцов;</text:span></text:p>
        </text:list-item>
        <text:list-item>
          <text:p text:style-name="P89">func_var last_tenants_count – <text:span text:style-name="T59">количество предыдущих </text:span><text:span text:style-name="T60">собственников</text:span><text:span text:style-name="T59">;</text:span></text:p>
        </text:list-item>
        <text:list-item>
          <text:p text:style-name="P91">boolean animals — <text:span text:style-name="T61">признак были ли животные (</text:span><text:span text:style-name="T64">true – </text:span><text:span text:style-name="T61">были, </text:span><text:span text:style-name="T64">false – </text:span><text:span text:style-name="T61">не было);</text:span></text:p>
        </text:list-item>
      </text:list>
      <text:p text:style-name="P92"/>
      <text:p text:style-name="P76">typedef struct primary</text:p>
      <text:p text:style-name="P76">{</text:p>
      <text:p text:style-name="P76"><text:s text:c="4"/>boolean decoration;</text:p>
      <text:p text:style-name="P74">}primary_r;</text:p>
      <text:p text:style-name="P70"/>
      <text:p text:style-name="P73">Поля структуры:</text:p>
      <text:list xml:id="list1945034797" text:style-name="L11">
        <text:list-item>
          <text:p text:style-name="P93">boolean decoration — <text:span text:style-name="T61">признак наличия отделки (</text:span><text:span text:style-name="T64">true – </text:span><text:span text:style-name="T61">есть отделка, </text:span><text:span text:style-name="T64">false – </text:span><text:span text:style-name="T61">нет отделки)</text:span></text:p>
          <text:p text:style-name="P93"><text:span text:style-name="T61"/></text:p>
        </text:list-item>
      </text:list>
      <text:p text:style-name="P80">func_var именованный<text:span text:style-name="T43"> типа для работы с функциями и для того, чтобы занимать меньше памяти (удобно будет заменить его в случае смены ТЗ): </text:span></text:p>
      <text:p text:style-name="P80"><text:span text:style-name="T43"/></text:p>
      <text:p text:style-name="P84">typedef short int func_var;</text:p>
      <text:p text:style-name="P83"/>
      <text:p text:style-name="P80">boolean <text:span text:style-name="T43">является перечисляемым типом:</text:span></text:p>
      <text:p text:style-name="P80"><text:span text:style-name="T43"/></text:p>
      <text:p text:style-name="P75">typedef enum BOOLEAN</text:p>
      <text:p text:style-name="P75">{</text:p>
      <text:p text:style-name="P75"><text:span text:style-name="T54"><text:tab/>false</text:span> = 0, </text:p>
      <text:p text:style-name="P75"><text:span text:style-name="T54"><text:tab/>true</text:span> = 1</text:p>
      <text:p text:style-name="P75">} boolean;</text:p>
      <text:p text:style-name="P68"><text:span text:style-name="T51"/></text:p>
      <text:p text:style-name="P69"><text:span text:style-name="T51">MAX_LEN_STRING </text:span><text:span text:style-name="T48">= </text:span><text:span text:style-name="T51">100 </text:span><text:span text:style-name="T57">максимально допустимая длина для текстового поля.</text:span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oft-page-break/><text:span text:style-name="T51"/></text:p>
      <text:p text:style-name="P46"><text:span text:style-name="T55"/></text:p>
      <text:h text:style-name="P19" text:outline-level="1"><text:bookmark-start text:name="__RefHeading___Toc1499_1224043242"/>Описание алгоритма<text:bookmark-end text:name="__RefHeading___Toc1499_1224043242"/></text:h>
      <text:list xml:id="list3476063140" text:style-name="L2">
        <text:list-item>
          <text:p text:style-name="P40">Пользователь вводит номер команды из предложенного меню.</text:p>
        </text:list-item>
        <text:list-item>
          <text:p text:style-name="P40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19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08"/>
          </table:table-cell>
          <table:table-cell table:style-name="Таблица2.A1" office:value-type="string">
            <text:p text:style-name="P108">Название теста</text:p>
          </table:table-cell>
          <table:table-cell table:style-name="Таблица2.A1" office:value-type="string">
            <text:p text:style-name="P108">Пользовательский ввод</text:p>
          </table:table-cell>
          <table:table-cell table:style-name="Таблица2.D1" office:value-type="string">
            <text:p text:style-name="P108">Результат</text:p>
          </table:table-cell>
        </table:table-row>
        <table:table-row>
          <table:table-cell table:style-name="Таблица2.A2" office:value-type="string">
            <text:p text:style-name="P101">1</text:p>
          </table:table-cell>
          <table:table-cell table:style-name="Таблица2.A2" office:value-type="string">
            <text:p text:style-name="P101">Некорректный ввод команды </text:p>
          </table:table-cell>
          <table:table-cell table:style-name="Таблица2.A2" office:value-type="string">
            <text:p text:style-name="P101">45</text:p>
          </table:table-cell>
          <table:table-cell table:style-name="Таблица2.D2" office:value-type="string">
            <text:p text:style-name="P52">Invalid command entered, please re-enter!!!</text:p>
          </table:table-cell>
        </table:table-row>
        <table:table-row>
          <table:table-cell table:style-name="Таблица2.A2" office:value-type="string">
            <text:p text:style-name="P101">2</text:p>
          </table:table-cell>
          <table:table-cell table:style-name="Таблица2.A2" office:value-type="string">
            <text:p text:style-name="P101">Некорректный ввод из файла (файл пустой)</text:p>
          </table:table-cell>
          <table:table-cell table:style-name="Таблица2.A2" office:value-type="string">
            <text:p text:style-name="P110">In_02.txt</text:p>
          </table:table-cell>
          <table:table-cell table:style-name="Таблица2.D2" office:value-type="string">
            <text:p text:style-name="P65"><text:span text:style-name="T34">File empry, please check your file!!!</text:span></text:p>
          </table:table-cell>
        </table:table-row>
        <table:table-row>
          <table:table-cell table:style-name="Таблица2.A2" office:value-type="string">
            <text:p text:style-name="P101">3</text:p>
          </table:table-cell>
          <table:table-cell table:style-name="Таблица2.A2" office:value-type="string">
            <text:p text:style-name="P115"><text:span text:style-name="T8">Некорректный ввод из файла (файл не существует)</text:span></text:p>
          </table:table-cell>
          <table:table-cell table:style-name="Таблица2.A2" office:value-type="string">
            <text:p text:style-name="P114">In_03.txt</text:p>
          </table:table-cell>
          <table:table-cell table:style-name="Таблица2.D2" office:value-type="string">
            <text:p text:style-name="P82">Some file error!!!</text:p>
            <text:p text:style-name="P52"/>
          </table:table-cell>
        </table:table-row>
        <table:table-row>
          <table:table-cell table:style-name="Таблица2.A2" office:value-type="string">
            <text:p text:style-name="P101">4</text:p>
          </table:table-cell>
          <table:table-cell table:style-name="Таблица2.A2" office:value-type="string">
            <text:p text:style-name="P101">Добавление записи при максимальном размере таблицы</text:p>
          </table:table-cell>
          <table:table-cell table:style-name="Таблица2.A2" office:value-type="string">
            <text:p text:style-name="P101">Ввод команды на добавление записи</text:p>
          </table:table-cell>
          <table:table-cell table:style-name="Таблица2.D2" office:value-type="string">
            <text:p text:style-name="P67">The table is completely filled in.</text:p>
            <text:p text:style-name="P112"/>
          </table:table-cell>
        </table:table-row>
        <table:table-row>
          <table:table-cell table:style-name="Таблица2.A2" office:value-type="string">
            <text:p text:style-name="P101">5</text:p>
          </table:table-cell>
          <table:table-cell table:style-name="Таблица2.A2" office:value-type="string">
            <text:p text:style-name="P102">Некорректный ввод для строкового поля (город или улица)</text:p>
          </table:table-cell>
          <table:table-cell table:style-name="Таблица2.A2" office:value-type="string">
            <text:p text:style-name="P111">Qqqqqqq ….(51 <text:span text:style-name="T43">буква </text:span>q)</text:p>
          </table:table-cell>
          <table:table-cell table:style-name="Таблица2.D2" office:value-type="string">
            <text:p text:style-name="P112">Invalid <text:span text:style-name="T47">ci</text:span><text:span text:style-name="T49">t</text:span><text:span text:style-name="T47">y/</text:span><text:span text:style-name="T49">street</text:span> entered.</text:p>
          </table:table-cell>
        </table:table-row>
        <table:table-row>
          <table:table-cell table:style-name="Таблица2.A2" office:value-type="string">
            <text:p text:style-name="P106">6</text:p>
            <text:p text:style-name="P106"/>
            <text:p text:style-name="P106"><text:soft-page-break/></text:p>
          </table:table-cell>
          <table:table-cell table:style-name="Таблица2.A2" office:value-type="string">
            <text:p text:style-name="P102">Некорректный ввод численного <text:soft-page-break/>поля (буква)</text:p>
          </table:table-cell>
          <table:table-cell table:style-name="Таблица2.A2" office:value-type="string">
            <text:p text:style-name="P111">q</text:p>
          </table:table-cell>
          <table:table-cell table:style-name="Таблица2.D2" office:value-type="string">
            <text:p text:style-name="P113">Invalid house number entered / Invalid appartment <text:soft-page-break/>number entered / Incorrect area size entered / Invalid number of rooms entered / Incorrect price per square meter entered</text:p>
          </table:table-cell>
        </table:table-row>
        <table:table-row>
          <table:table-cell table:style-name="Таблица2.A2" office:value-type="string">
            <text:p text:style-name="P106">7</text:p>
          </table:table-cell>
          <table:table-cell table:style-name="Таблица2.A2" office:value-type="string">
            <text:p text:style-name="P102">Некорректный ввод численного поля (дробь)</text:p>
          </table:table-cell>
          <table:table-cell table:style-name="Таблица2.A2" office:value-type="string">
            <text:p text:style-name="P111">2,25</text:p>
          </table:table-cell>
          <table:table-cell table:style-name="Таблица2.D2" office:value-type="string">
            <text:p text:style-name="P113">Invalid house number entered / Invalid appartment number entered / Incorrect area size entered / Invalid number of rooms entered / Incorrect price per square meter entered</text:p>
          </table:table-cell>
        </table:table-row>
        <table:table-row>
          <table:table-cell table:style-name="Таблица2.A2" office:value-type="string">
            <text:p text:style-name="P106">8</text:p>
          </table:table-cell>
          <table:table-cell table:style-name="Таблица2.A2" office:value-type="string">
            <text:p text:style-name="P102">Некорректный ввод признака (можно 0 или 1)</text:p>
          </table:table-cell>
          <table:table-cell table:style-name="Таблица2.A2" office:value-type="string">
            <text:p text:style-name="P102">45 (допускается 0 или 1)</text:p>
          </table:table-cell>
          <table:table-cell table:style-name="Таблица2.D2" office:value-type="string">
            <text:p text:style-name="P112">Invalid attribute entered</text:p>
          </table:table-cell>
        </table:table-row>
        <table:table-row>
          <table:table-cell table:style-name="Таблица2.A2" office:value-type="string">
            <text:p text:style-name="P106">9</text:p>
          </table:table-cell>
          <table:table-cell table:style-name="Таблица2.A2" office:value-type="string">
            <text:p text:style-name="P102">Ввод записей из верного файла <text:span text:style-name="T67">(команда 1)</text:span></text:p>
          </table:table-cell>
          <table:table-cell table:style-name="Таблица2.A2" office:value-type="string">
            <text:p text:style-name="P102">Ввод команды 1</text:p>
          </table:table-cell>
          <table:table-cell table:style-name="Таблица2.D2" office:value-type="string">
            <text:p text:style-name="P102">Записи введены, таблица заполнена</text:p>
          </table:table-cell>
        </table:table-row>
        <table:table-row>
          <table:table-cell table:style-name="Таблица2.A2" office:value-type="string">
            <text:p text:style-name="P106">10</text:p>
          </table:table-cell>
          <table:table-cell table:style-name="Таблица2.A2" office:value-type="string">
            <text:p text:style-name="P102">Добавление верной записи в конец файла <text:span text:style-name="T67">(команда 2)</text:span></text:p>
          </table:table-cell>
          <table:table-cell table:style-name="Таблица2.A2" office:value-type="string">
            <text:p text:style-name="P102">Введена команда 2 и Запись введена верно</text:p>
          </table:table-cell>
          <table:table-cell table:style-name="Таблица2.D2" office:value-type="string">
            <text:p text:style-name="P53">Запись успешно добавлена в коней файла</text:p>
          </table:table-cell>
        </table:table-row>
        <table:table-row>
          <table:table-cell table:style-name="Таблица2.A2" office:value-type="string">
            <text:p text:style-name="P106">11</text:p>
          </table:table-cell>
          <table:table-cell table:style-name="Таблица2.A2" office:value-type="string">
            <text:p text:style-name="P102">Удаление из таблицы <text:span text:style-name="T67">(команда 3)</text:span></text:p>
          </table:table-cell>
          <table:table-cell table:style-name="Таблица2.A2" office:value-type="string">
            <text:p text:style-name="P102">Введена команда 3 и указано не существующее значение в поле удаление</text:p>
          </table:table-cell>
          <table:table-cell table:style-name="Таблица2.D2" office:value-type="string">
            <text:p text:style-name="P56">There are no apartments with this number.</text:p>
          </table:table-cell>
        </table:table-row>
        <table:table-row>
          <table:table-cell table:style-name="Таблица2.A2" office:value-type="string">
            <text:p text:style-name="P106">12</text:p>
          </table:table-cell>
          <table:table-cell table:style-name="Таблица2.A2" office:value-type="string">
            <text:p text:style-name="P102">Удаление из таблицы <text:span text:style-name="T67">(команда 3)</text:span></text:p>
          </table:table-cell>
          <table:table-cell table:style-name="Таблица2.A2" office:value-type="string">
            <text:p text:style-name="P102">Введена команда 3 и указано существующее значение в поле удаление <text:span text:style-name="T50">(4).</text:span></text:p>
          </table:table-cell>
          <table:table-cell table:style-name="Таблица2.D2" office:value-type="string">
            <text:p text:style-name="P56">All (7) apartments with the entered number have been deleted.</text:p>
          </table:table-cell>
        </table:table-row>
        <text:soft-page-break/>
        <table:table-row>
          <table:table-cell table:style-name="Таблица2.A2" office:value-type="string">
            <text:p text:style-name="P106">13</text:p>
          </table:table-cell>
          <table:table-cell table:style-name="Таблица2.A2" office:value-type="string">
            <text:p text:style-name="P103">Сортировка таблицы ключей (команда 4)</text:p>
          </table:table-cell>
          <table:table-cell table:style-name="Таблица2.A2" office:value-type="string">
            <text:p text:style-name="P103">Команда введена до заполнения таблицы.</text:p>
          </table:table-cell>
          <table:table-cell table:style-name="Таблица2.D2" office:value-type="string">
            <text:p text:style-name="P57">The table is empty.</text:p>
          </table:table-cell>
        </table:table-row>
        <table:table-row>
          <table:table-cell table:style-name="Таблица2.A2" office:value-type="string">
            <text:p text:style-name="P106">14</text:p>
          </table:table-cell>
          <table:table-cell table:style-name="Таблица2.A2" office:value-type="string">
            <text:p text:style-name="P103">Сортировка таблицы ключей (команда 4)</text:p>
          </table:table-cell>
          <table:table-cell table:style-name="Таблица2.A2" office:value-type="string">
            <text:p text:style-name="P103">Команда введена верно, <text:span text:style-name="T68">при выборе сортировки введена неверная цифра (не 1 или 2)</text:span></text:p>
          </table:table-cell>
          <table:table-cell table:style-name="Таблица2.D2" office:value-type="string">
            <text:p text:style-name="P54">Error choice sort.</text:p>
          </table:table-cell>
        </table:table-row>
        <table:table-row>
          <table:table-cell table:style-name="Таблица2.A2" office:value-type="string">
            <text:p text:style-name="P118"><text:span text:style-name="T10">1</text:span><text:span text:style-name="T11">5</text:span></text:p>
          </table:table-cell>
          <table:table-cell table:style-name="Таблица2.A2" office:value-type="string">
            <text:p text:style-name="P103">Сортировка таблицы ключей (команда 4)</text:p>
          </table:table-cell>
          <table:table-cell table:style-name="Таблица2.A2" office:value-type="string">
            <text:p text:style-name="P103">Команда введена верно.</text:p>
          </table:table-cell>
          <table:table-cell table:style-name="Таблица2.D2" office:value-type="string">
            <text:p text:style-name="P54">Таблица отсортированных ключей выведена а экран.</text:p>
          </table:table-cell>
        </table:table-row>
        <table:table-row table:style-name="Таблица2.17">
          <table:table-cell table:style-name="Таблица2.A2" office:value-type="string">
            <text:p text:style-name="P107">16</text:p>
          </table:table-cell>
          <table:table-cell table:style-name="Таблица2.A2" office:value-type="string">
            <text:p text:style-name="P116"><text:span text:style-name="T9">Сортировка таблицы(команда 5)</text:span></text:p>
          </table:table-cell>
          <table:table-cell table:style-name="Таблица2.A2" office:value-type="string">
            <text:p text:style-name="P103"><text:span text:style-name="T43">Команда введена до заполнения таблицы.</text:span></text:p>
          </table:table-cell>
          <table:table-cell table:style-name="Таблица2.D2" office:value-type="string">
            <text:p text:style-name="P58">The table is empty.</text:p>
          </table:table-cell>
        </table:table-row>
        <table:table-row table:style-name="Таблица2.17">
          <table:table-cell table:style-name="Таблица2.A2" office:value-type="string">
            <text:p text:style-name="P107">17</text:p>
          </table:table-cell>
          <table:table-cell table:style-name="Таблица2.A2" office:value-type="string">
            <text:p text:style-name="P117"><text:span text:style-name="T9">Сортировка таблицы(команда 5)</text:span></text:p>
          </table:table-cell>
          <table:table-cell table:style-name="Таблица2.A2" office:value-type="string">
            <text:p text:style-name="P107">Команда введена верно, но при выборе сортировки введена неверная цифра (не 1 или 2)</text:p>
          </table:table-cell>
          <table:table-cell table:style-name="Таблица2.D2" office:value-type="string">
            <text:p text:style-name="P55">Error choice sort.</text:p>
          </table:table-cell>
        </table:table-row>
        <table:table-row>
          <table:table-cell table:style-name="Таблица2.A2" office:value-type="string">
            <text:p text:style-name="P107">18</text:p>
          </table:table-cell>
          <table:table-cell table:style-name="Таблица2.A2" office:value-type="string">
            <text:p text:style-name="P109"><text:span text:style-name="T46">Сортировка таблицы(команда 5)</text:span></text:p>
          </table:table-cell>
          <table:table-cell table:style-name="Таблица2.A2" office:value-type="string">
            <text:p text:style-name="P103">Команда введена верно.</text:p>
          </table:table-cell>
          <table:table-cell table:style-name="Таблица2.D2" office:value-type="string">
            <text:p text:style-name="P54">Отсортированная таблица выведена на экран.</text:p>
          </table:table-cell>
        </table:table-row>
        <table:table-row>
          <table:table-cell table:style-name="Таблица2.A2" office:value-type="string">
            <text:p text:style-name="P107">19</text:p>
          </table:table-cell>
          <table:table-cell table:style-name="Таблица2.A2" office:value-type="string">
            <text:p text:style-name="P105">Вывод таблицы по отсортированной таблицы ключей. (команда 6)</text:p>
          </table:table-cell>
          <table:table-cell table:style-name="Таблица2.A2" office:value-type="string">
            <text:p text:style-name="P103">Команда введена до заполнения таблицы.</text:p>
          </table:table-cell>
          <table:table-cell table:style-name="Таблица2.D2" office:value-type="string">
            <text:p text:style-name="P59">The table is empty.</text:p>
          </table:table-cell>
        </table:table-row>
        <table:table-row>
          <table:table-cell table:style-name="Таблица2.A2" office:value-type="string">
            <text:p text:style-name="P107">20</text:p>
          </table:table-cell>
          <table:table-cell table:style-name="Таблица2.A2" office:value-type="string">
            <text:p text:style-name="P105">Вывод таблицы по отсортированной таблицы ключей. (команда 6)</text:p>
          </table:table-cell>
          <table:table-cell table:style-name="Таблица2.A2" office:value-type="string">
            <text:p text:style-name="P104">Команда введена верно.</text:p>
          </table:table-cell>
          <table:table-cell table:style-name="Таблица2.D2" office:value-type="string">
            <text:p text:style-name="P60">Таблица выводится в отсортированном виде, причем сама не сортируется</text:p>
          </table:table-cell>
        </table:table-row>
        <text:soft-page-break/>
        <table:table-row>
          <table:table-cell table:style-name="Таблица2.A2" office:value-type="string">
            <text:p text:style-name="P107">21</text:p>
          </table:table-cell>
          <table:table-cell table:style-name="Таблица2.A2" office:value-type="string">
            <text:p text:style-name="P105">Сравнение сортировок (команда 7)</text:p>
          </table:table-cell>
          <table:table-cell table:style-name="Таблица2.A2" office:value-type="string">
            <text:p text:style-name="P103">Команда введена до заполнения таблицы.</text:p>
          </table:table-cell>
          <table:table-cell table:style-name="Таблица2.D2" office:value-type="string">
            <text:p text:style-name="P59">The table is empty.</text:p>
          </table:table-cell>
        </table:table-row>
        <table:table-row>
          <table:table-cell table:style-name="Таблица2.A2" office:value-type="string">
            <text:p text:style-name="P107">22</text:p>
          </table:table-cell>
          <table:table-cell table:style-name="Таблица2.A2" office:value-type="string">
            <text:p text:style-name="P105">Сравнение сортировок (команда 7)</text:p>
          </table:table-cell>
          <table:table-cell table:style-name="Таблица2.A2" office:value-type="string">
            <text:p text:style-name="P104">Команда введена верно.</text:p>
          </table:table-cell>
          <table:table-cell table:style-name="Таблица2.D2" office:value-type="string">
            <text:p text:style-name="P60">Выводятся замеры времени различным видов сортировок.</text:p>
          </table:table-cell>
        </table:table-row>
        <table:table-row>
          <table:table-cell table:style-name="Таблица2.A2" office:value-type="string">
            <text:p text:style-name="P107">23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3">Команда введена до заполнения таблицы.</text:p>
          </table:table-cell>
          <table:table-cell table:style-name="Таблица2.D2" office:value-type="string">
            <text:p text:style-name="P59">The table is empty.</text:p>
          </table:table-cell>
        </table:table-row>
        <table:table-row>
          <table:table-cell table:style-name="Таблица2.A2" office:value-type="string">
            <text:p text:style-name="P107">24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5">Введен неверная нижняя граница (буква или дробное число)</text:p>
          </table:table-cell>
          <table:table-cell table:style-name="Таблица2.D2" office:value-type="string">
            <text:p text:style-name="P57">Invalid minimum or maximum borders are entered.</text:p>
          </table:table-cell>
        </table:table-row>
        <table:table-row>
          <table:table-cell table:style-name="Таблица2.A2" office:value-type="string">
            <text:p text:style-name="P107">25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5">Введен неверная верхняя граница (буква или дробное число)</text:p>
          </table:table-cell>
          <table:table-cell table:style-name="Таблица2.D2" office:value-type="string">
            <text:p text:style-name="P59">Invalid minimum or maximum borders are entered.</text:p>
          </table:table-cell>
        </table:table-row>
        <table:table-row>
          <table:table-cell table:style-name="Таблица2.A2" office:value-type="string">
            <text:p text:style-name="P107">26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5">Нижняя граница больше верхней.</text:p>
          </table:table-cell>
          <table:table-cell table:style-name="Таблица2.D2" office:value-type="string">
            <text:p text:style-name="P112">The lower border is larger than the upper one.</text:p>
          </table:table-cell>
        </table:table-row>
        <table:table-row>
          <table:table-cell table:style-name="Таблица2.A2" office:value-type="string">
            <text:p text:style-name="P107">27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5">Нет подходящих записей</text:p>
          </table:table-cell>
          <table:table-cell table:style-name="Таблица2.D2" office:value-type="string">
            <text:p text:style-name="P112">No apartments found for your search.</text:p>
          </table:table-cell>
        </table:table-row>
        <table:table-row>
          <table:table-cell table:style-name="Таблица2.A2" office:value-type="string">
            <text:p text:style-name="P107">28</text:p>
          </table:table-cell>
          <table:table-cell table:style-name="Таблица2.A2" office:value-type="string">
            <text:p text:style-name="P105">Поиск по заданным параметрам (команда 8)</text:p>
          </table:table-cell>
          <table:table-cell table:style-name="Таблица2.A2" office:value-type="string">
            <text:p text:style-name="P105">Команда введена верно и записи нашлись (хотя бы одна)</text:p>
          </table:table-cell>
          <table:table-cell table:style-name="Таблица2.D2" office:value-type="string">
            <text:p text:style-name="P105">Выведена (ы) найденные записи на экран.</text:p>
          </table:table-cell>
        </table:table-row>
        <text:soft-page-break/>
        <table:table-row>
          <table:table-cell table:style-name="Таблица2.A2" office:value-type="string">
            <text:p text:style-name="P107">29</text:p>
          </table:table-cell>
          <table:table-cell table:style-name="Таблица2.A2" office:value-type="string">
            <text:p text:style-name="P105">Вывод таблицы на экран (команда 9)</text:p>
          </table:table-cell>
          <table:table-cell table:style-name="Таблица2.A2" office:value-type="string">
            <text:p text:style-name="P104">Команда введена до заполнения таблицы.</text:p>
          </table:table-cell>
          <table:table-cell table:style-name="Таблица2.D2" office:value-type="string">
            <text:p text:style-name="P59">The table is empty.</text:p>
          </table:table-cell>
        </table:table-row>
        <table:table-row>
          <table:table-cell table:style-name="Таблица2.A2" office:value-type="string">
            <text:p text:style-name="P107">30</text:p>
          </table:table-cell>
          <table:table-cell table:style-name="Таблица2.A2" office:value-type="string">
            <text:p text:style-name="P105">Вывод таблицы на экран (команда 9)</text:p>
          </table:table-cell>
          <table:table-cell table:style-name="Таблица2.A2" office:value-type="string">
            <text:p text:style-name="P119">Команда введена верно.</text:p>
          </table:table-cell>
          <table:table-cell table:style-name="Таблица2.D2" office:value-type="string">
            <text:p text:style-name="P106">Таблица выведена на экран.</text:p>
          </table:table-cell>
        </table:table-row>
        <table:table-row>
          <table:table-cell table:style-name="Таблица2.A2" office:value-type="string">
            <text:p text:style-name="P107">31</text:p>
          </table:table-cell>
          <table:table-cell table:style-name="Таблица2.A2" office:value-type="string">
            <text:p text:style-name="P106">Вызов помощи (меню) (команда 10)</text:p>
          </table:table-cell>
          <table:table-cell table:style-name="Таблица2.A2" office:value-type="string">
            <text:p text:style-name="P119">Команда введена верно.</text:p>
          </table:table-cell>
          <table:table-cell table:style-name="Таблица2.D2" office:value-type="string">
            <text:p text:style-name="P106">Выведено меню на экран.</text:p>
          </table:table-cell>
        </table:table-row>
        <table:table-row>
          <table:table-cell table:style-name="Таблица2.A2" office:value-type="string">
            <text:p text:style-name="P107">32</text:p>
          </table:table-cell>
          <table:table-cell table:style-name="Таблица2.A2" office:value-type="string">
            <text:p text:style-name="P106">Выход (команда 0)</text:p>
          </table:table-cell>
          <table:table-cell table:style-name="Таблица2.A2" office:value-type="string">
            <text:p text:style-name="P119">Команда введена верно.</text:p>
          </table:table-cell>
          <table:table-cell table:style-name="Таблица2.D2" office:value-type="string">
            <text:p text:style-name="P106">Произведен выход.</text:p>
          </table:table-cell>
        </table:table-row>
      </table:table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text:bookmark-start text:name="__RefHeading___Toc1503_1224043242"/>Ответы на контрольные вопросы<text:bookmark-end text:name="__RefHeading___Toc1503_1224043242"/></text:h>
      <text:p text:style-name="P42">1.Как выделяется память под вариантную часть записи? </text:p>
      <text:p text:style-name="P43">Размер памяти, который выделяется под вариантную часть, равен максимальному по длине полю вариантной части. Эта память является общей для всех полей вариантной части записи.</text:p>
      <text:p text:style-name="P42">2.Что будет, если в вариантную часть ввести данные, несоответствующие описанным? </text:p>
      <text:p text:style-name="P43">При компиляции тип данных в вариантной части не проверяется. Поведение будет неопределенно из-за того, что невозможно корректно считать данные.</text:p>
      <text:p text:style-name="P42">3.Кто должен следить за правильностью выполнения операций с вариантной частью записи? </text:p>
      <text:p text:style-name="P44"><text:soft-page-break/>За правильностью выполнения операций с вариантной частью должен следить программист.</text:p>
      <text:p text:style-name="P42">4.Что представляет собой таблица ключей, зачем она нужна? </text:p>
      <text:p text:style-name="P44">Таблица ключей представляет собой дополнительный массив (структура), содержащий индекс исходного элемента в исходной таблице и выбранный ключ.</text:p>
      <text:p text:style-name="P42">5.В каких случаях эффективнее обрабатывать данные в самой таблице, а когда – использовать таблицу ключей? </text:p>
      <text:p text:style-name="P44">Когда мы сортируем таблицу ключей, мы экономим время, так как перестановка записей в основной таблице (может содержать большой количество полей) отсутствует. <text:span text:style-name="T53">Минус данного подхода в том, что для размещения таблицы ключей требуется дополнительная память. Кроме того, если использовать в качестве ключа символьное поле, то необходимо будет дополнительно обрабатывать данное поле в цикле, что увеличивает время выполнения, так же выбор данных из основной таблицы в порядке, определенном таблицей ключей, замедляет вывод. Если исходная таблица содержит небольшие число полей, то выгоднее обрабатывать данные в самой таблице.</text:span></text:p>
      <text:p text:style-name="P42">6.Какие способы сортировки предпочтительнее для обработки таблиц и почему? </text:p>
      <text:p text:style-name="P45">Если будет производится сортировка самой таблицы, то необходимо использовать алгоритмы, требующие наименьшее количество операций перестановки. Если же сортировка производится по таблице ключей, то эффективнее использовать сортировки с наименьшей сложностью работы.</text:p>
      <text:p text:style-name="P18"/>
      <text:h text:style-name="P19" text:outline-level="1"><text:bookmark-start text:name="__RefHeading___Toc1505_1224043242"/>Вывод<text:bookmark-end text:name="__RefHeading___Toc1505_1224043242"/></text:h>
      <text:h text:style-name="P23" text:outline-level="1"/>
      <text:h text:style-name="P19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lia</meta:initial-creator>
    <meta:editing-cycles>42</meta:editing-cycles>
    <meta:print-date>2019-11-26T17:37:00</meta:print-date>
    <meta:creation-date>2018-12-20T06:53:00</meta:creation-date>
    <dc:date>2020-10-02T02:16:36.504000000</dc:date>
    <meta:editing-duration>PT11H37M31S</meta:editing-duration>
    <meta:generator>LibreOffice/7.0.1.2$Windows_X86_64 LibreOffice_project/7cbcfc562f6eb6708b5ff7d7397325de9e764452</meta:generator>
    <meta:document-statistic meta:table-count="2" meta:image-count="1" meta:object-count="0" meta:page-count="13" meta:paragraph-count="295" meta:word-count="1708" meta:character-count="12150" meta:non-whitespace-character-count="105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